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cf84" officeooo:paragraph-rsid="0002cf84"/>
    </style:style>
    <style:style style:name="P2" style:family="paragraph" style:parent-style-name="Standard">
      <style:text-properties officeooo:rsid="00034fc8" officeooo:paragraph-rsid="00034f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.178, in Listing 5-3: led_sysfs_platform.c replace my_dev_write() function for the next one:</text:p>
      <text:p text:style-name="P1"/>
      <text:p text:style-name="P1"/>
      <text:p text:style-name="P1">static int my_dev_write(struct file *file, char __user *buf, size_t count, loff_t *ppos)</text:p>
      <text:p text:style-name="P1">{</text:p>
      <text:p text:style-name="P1"></text:p>
      <text:p text:style-name="P1"><text:tab/>char *led_on = "on"; </text:p>
      <text:p text:style-name="P1"><text:tab/>char *led_off = "off"; </text:p>
      <text:p text:style-name="P1"><text:tab/>unsigned char myled_value[10]; </text:p>
      <text:p text:style-name="P1"><text:tab/>unsigned int temp;</text:p>
      <text:p text:style-name="P1"></text:p>
      <text:p text:style-name="P1"><text:tab/>pr_info("my_dev_write() is called.\n");</text:p>
      <text:p text:style-name="P1"></text:p>
      <text:p text:style-name="P1"><text:tab/>if(copy_from_user(myled_value, buf, count)){</text:p>
      <text:p text:style-name="P1"><text:tab/><text:tab/>return -EFAULT;</text:p>
      <text:p text:style-name="P1"><text:tab/>}</text:p>
      <text:p text:style-name="P1"></text:p>
      <text:p text:style-name="P1"><text:tab/>if(strncmp(led_on, myled_value, count) == 0)</text:p>
      <text:p text:style-name="P1"><text:tab/>{</text:p>
      <text:p text:style-name="P1"><text:tab/><text:tab/>temp = ioread32(g_ioremap_addr);</text:p>
      <text:p text:style-name="P1"><text:tab/><text:tab/>temp = temp | GPIO_DATA_MASK;</text:p>
      <text:p text:style-name="P1"><text:tab/><text:tab/>iowrite32(temp, g_ioremap_addr);</text:p>
      <text:p text:style-name="P1"><text:tab/>}</text:p>
      <text:p text:style-name="P1"><text:tab/>else if(strncmp(led_off, myled_value, count) == 0)</text:p>
      <text:p text:style-name="P1"><text:tab/>{</text:p>
      <text:p text:style-name="P1"><text:tab/><text:tab/>temp = ioread32(g_ioremap_addr);</text:p>
      <text:p text:style-name="P1"><text:tab/><text:tab/>temp = temp &amp; ~(GPIO_DATA_MASK);</text:p>
      <text:p text:style-name="P1"><text:tab/><text:tab/>iowrite32(temp, g_ioremap_addr);</text:p>
      <text:p text:style-name="P1"><text:tab/>}</text:p>
      <text:p text:style-name="P1"><text:tab/>else if(strncmp("exit", myled_value, count) == 0) return 0;</text:p>
      <text:p text:style-name="P1"></text:p>
      <text:p text:style-name="P1"><text:tab/>else {</text:p>
      <text:p text:style-name="P1"><text:tab/><text:tab/>pr_info("Bad value\n");</text:p>
      <text:p text:style-name="P1"><text:tab/><text:tab/>return -EINVAL;</text:p>
      <text:p text:style-name="P1"><text:tab/>}</text:p>
      <text:p text:style-name="P1"></text:p>
      <text:p text:style-name="P1"><text:tab/>pr_info("my_dev_write() is exit.\n");</text:p>
      <text:p text:style-name="P1"><text:tab/>return 0;</text:p>
      <text:p text:style-name="P1">}</text:p>
      <text:p text:style-name="P1"/>
      <text:p text:style-name="P1">p.243, in Listing 6-3: led_sysfs_key_platform.c replace my_dev_write() function for the next one:</text:p>
      <text:p text:style-name="P1"/>
      <text:p text:style-name="P2">static int my_dev_write(struct file *file, char __user *buf, size_t count, loff_t *ppos)</text:p>
      <text:p text:style-name="P2">{</text:p>
      <text:p text:style-name="P2"></text:p>
      <text:p text:style-name="P2"><text:tab/>char *led_on = "on"; </text:p>
      <text:p text:style-name="P2"><text:tab/>char *led_off = "off"; </text:p>
      <text:p text:style-name="P2"><text:tab/>unsigned char myled_value[10]; </text:p>
      <text:p text:style-name="P2"></text:p>
      <text:p text:style-name="P2"><text:tab/>pr_info("my_dev_write() is called.\n");</text:p>
      <text:p text:style-name="P2"></text:p>
      <text:p text:style-name="P2"><text:tab/>if(copy_from_user(myled_value, buf, count)){</text:p>
      <text:p text:style-name="P2"><text:soft-page-break/><text:tab/><text:tab/>return -EFAULT;</text:p>
      <text:p text:style-name="P2"><text:tab/>}</text:p>
      <text:p text:style-name="P2"></text:p>
      <text:p text:style-name="P2"><text:tab/>if(strncmp(led_on, myled_value, count) == 0)</text:p>
      <text:p text:style-name="P2"><text:tab/>{</text:p>
      <text:p text:style-name="P2"><text:tab/><text:tab/>ledOn = 1;</text:p>
      <text:p text:style-name="P2"><text:tab/><text:tab/>gpio_set_value(gpioLED, ledOn);</text:p>
      <text:p text:style-name="P2"><text:tab/>}</text:p>
      <text:p text:style-name="P2"><text:tab/>else if(strncmp(led_off, myled_value, count) == 0)</text:p>
      <text:p text:style-name="P2"><text:tab/>{</text:p>
      <text:p text:style-name="P2"><text:tab/><text:tab/>ledOn = 0;</text:p>
      <text:p text:style-name="P2"><text:tab/><text:tab/>gpio_set_value(gpioLED, ledOn);</text:p>
      <text:p text:style-name="P2"><text:tab/>}</text:p>
      <text:p text:style-name="P2"><text:tab/>else if(strncmp("exit", myled_value, count) == 0) return 0;</text:p>
      <text:p text:style-name="P2"></text:p>
      <text:p text:style-name="P2"><text:tab/>else {</text:p>
      <text:p text:style-name="P2"><text:tab/><text:tab/>pr_info("Bad value\n");</text:p>
      <text:p text:style-name="P2"><text:tab/><text:tab/>return -EINVAL;</text:p>
      <text:p text:style-name="P2"><text:tab/>}</text:p>
      <text:p text:style-name="P2"></text:p>
      <text:p text:style-name="P2"><text:tab/>pr_info("my_dev_write() is exit.\n");</text:p>
      <text:p text:style-name="P2"><text:tab/>return 0;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9:14:16.388005724</meta:creation-date>
    <meta:generator>LibreOffice/4.2.8.2$Linux_X86_64 LibreOffice_project/420m0$Build-2</meta:generator>
    <dc:date>2017-03-24T19:31:00.478415935</dc:date>
    <meta:editing-duration>P0D</meta:editing-duration>
    <meta:editing-cycles>1</meta:editing-cycles>
    <meta:document-statistic meta:table-count="0" meta:image-count="0" meta:object-count="0" meta:page-count="2" meta:paragraph-count="71" meta:word-count="195" meta:character-count="1638" meta:non-whitespace-character-count="1361"/>
  </office:meta>
</office:document-meta>
</file>